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6300000A631C671BE11C5B8E4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0.969cm" svg:height="20.969cm" draw:z-index="0"><draw:image xlink:href="Pictures/1000000000000A6300000A631C671BE11C5B8E4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09:13:19.217863047</meta:creation-date>
    <dc:date>2021-08-22T09:17:43.209720618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5.2$Linux_X86_64 LibreOffice_project/10$Build-2</meta:generator>
  </office:meta>
</office:document-meta>
</file>